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7000001838C34799768305545.png" manifest:media-type="image/png"/>
  <manifest:file-entry manifest:full-path="Pictures/1000000000000382000001B09D105AEFC584B7E2.png" manifest:media-type="image/png"/>
  <manifest:file-entry manifest:full-path="Pictures/1000000000000368000000E3555782DDE3569B96.png" manifest:media-type="image/png"/>
  <manifest:file-entry manifest:full-path="Pictures/1000000000000361000001C159D4EABE0D77F337.png" manifest:media-type="image/png"/>
  <manifest:file-entry manifest:full-path="Pictures/1000000000000379000001CBFC42B0655CA93357.png" manifest:media-type="image/png"/>
  <manifest:file-entry manifest:full-path="Pictures/10000000000003940000019CEF877B4859B33A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81cm" svg:x="1.001cm" svg:y="1.08cm">
          <draw:image xlink:href="Pictures/10000000000003940000019CEF877B4859B33A79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2.7cm" svg:x="1.001cm" svg:y="9.572cm">
          <draw:image xlink:href="Pictures/1000000000000361000001C159D4EABE0D77F337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1.747cm" svg:x="1cm" svg:y="1cm">
          <draw:image xlink:href="Pictures/1000000000000379000001CBFC42B0655CA9335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057cm" svg:x="1cm" svg:y="10.4cm">
          <draw:image xlink:href="Pictures/1000000000000382000001B09D105AEFC584B7E2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4.128cm" svg:x="1.001cm" svg:y="20.157cm">
          <draw:image xlink:href="Pictures/1000000000000368000000E3555782DDE3569B96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9.182cm" svg:x="1cm" svg:y="1.025cm">
          <draw:image xlink:href="Pictures/1000000000000357000001838C3479976830554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7:08:56.971817209</meta:creation-date>
    <dc:date>2021-02-04T17:45:38.109728951</dc:date>
    <meta:editing-duration>PT16M19S</meta:editing-duration>
    <meta:editing-cycles>3</meta:editing-cycles>
    <meta:generator>LibreOffice/7.1.0.3$Linux_X86_64 LibreOffice_project/10$Build-3</meta:generator>
    <meta:document-statistic meta:object-count="6"/>
  </office:meta>
</office:document-meta>
</file>